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10.1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evice type</text:p>
          </table:table-cell>
          <table:table-cell table:style-name="ce1" office:value-type="string" calcext:value-type="string">
            <text:p>Bus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ld I handle up button?\r\n0 - No\r\n1 - 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source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ld I handle down button?\r\n0 - No\r\n1 - 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source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ld I handle enter button?\r\n0 - No\r\n1 - 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source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ld I query DHT11 temperature sensor?\r\n0 - No\r\n1 - 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2,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Should I query DHT11 humidity sensor</text:span>?\r\n0 - No\r\n1 - 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2,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nmea_location</text:p>
          </table:table-cell>
          <table:table-cell office:value-type="string" calcext:value-type="string">
            <text:p>acti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uld I query location sensor?\r\n0 - No\r\n1 - 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nmea_location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/dev/ttyAMA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nmea_location</text:p>
          </table:table-cell>
          <table:table-cell office:value-type="string" calcext:value-type="string">
            <text:p>baudrate</text:p>
          </table:table-cell>
          <table:table-cell office:value-type="string" calcext:value-type="string">
            <text:p>value</text:p>
          </table:table-cell>
          <table:table-cell office:value-type="float" office:value="9600" calcext:value-type="float">
            <text:p>9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bmp280</text:p>
          </table:table-cell>
          <table:table-cell office:value-type="string" calcext:value-type="string">
            <text:p>acti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uld I query barometer?\r\n0 - No\r\n1 - 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bmp280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0x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mpu9250</text:p>
          </table:table-cell>
          <table:table-cell office:value-type="string" calcext:value-type="string">
            <text:p>acti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uld I query accelerometer?\r\n0 - No\r\n1 - 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mpu9250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0x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lcd_text</text:p>
          </table:table-cell>
          <table:table-cell office:value-type="string" calcext:value-type="string">
            <text:p>activ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lcd_text</text:p>
          </table:table-cell>
          <table:table-cell office:value-type="string" calcext:value-type="string">
            <text:p>source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4T20:01:21.751824054</meta:creation-date>
    <dc:date>2022-07-17T15:56:11.651812962</dc:date>
    <meta:editing-duration>P1DT1H20M8S</meta:editing-duration>
    <meta:editing-cycles>2</meta:editing-cycles>
    <meta:generator>LibreOffice/7.3.4.2$Linux_X86_64 LibreOffice_project/30$Build-2</meta:generator>
    <meta:document-statistic meta:table-count="1" meta:cell-count="120" meta:object-count="0"/>
  </office:meta>
</office:document-meta>
</file>